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0c3e2" officeooo:paragraph-rsid="0010c3e2"/>
    </style:style>
    <style:style style:name="P3" style:family="paragraph" style:parent-style-name="Standard">
      <style:paragraph-properties fo:text-align="center" style:justify-single-word="false"/>
      <style:text-properties officeooo:rsid="0010c3e2" officeooo:paragraph-rsid="0010c3e2"/>
    </style:style>
    <style:style style:name="P4" style:family="paragraph" style:parent-style-name="Standard">
      <style:text-properties fo:font-style="italic" officeooo:rsid="0010c3e2" officeooo:paragraph-rsid="0010c3e2" style:font-style-asian="italic" style:font-style-complex="italic"/>
    </style:style>
    <style:style style:name="P5" style:family="paragraph" style:parent-style-name="Standard" style:list-style-name="L1">
      <style:text-properties officeooo:paragraph-rsid="0010c3e2"/>
    </style:style>
    <style:style style:name="P6" style:family="paragraph" style:parent-style-name="Standard" style:list-style-name="L1">
      <style:text-properties officeooo:rsid="00111182" officeooo:paragraph-rsid="00111182"/>
    </style:style>
    <style:style style:name="P7" style:family="paragraph" style:parent-style-name="Standard">
      <style:text-properties officeooo:rsid="00116f18" officeooo:paragraph-rsid="0010c3e2"/>
    </style:style>
    <style:style style:name="P8" style:family="paragraph" style:parent-style-name="Standard">
      <style:text-properties officeooo:rsid="00116f18" officeooo:paragraph-rsid="00116f18"/>
    </style:style>
    <style:style style:name="P9" style:family="paragraph" style:parent-style-name="Standard">
      <style:text-properties officeooo:rsid="0011df81" officeooo:paragraph-rsid="00116f18"/>
    </style:style>
    <style:style style:name="P10" style:family="paragraph" style:parent-style-name="Standard">
      <style:text-properties officeooo:rsid="0011df81" officeooo:paragraph-rsid="0011df81"/>
    </style:style>
    <style:style style:name="P11" style:family="paragraph" style:parent-style-name="Standard" style:list-style-name="L1">
      <style:text-properties officeooo:rsid="0011df81" officeooo:paragraph-rsid="0011df81"/>
    </style:style>
    <style:style style:name="P12" style:family="paragraph" style:parent-style-name="Standard" style:list-style-name="L1">
      <style:text-properties officeooo:rsid="001480bb" officeooo:paragraph-rsid="001480bb"/>
    </style:style>
    <style:style style:name="P13" style:family="paragraph" style:parent-style-name="Standard">
      <style:text-properties officeooo:rsid="001480bb" officeooo:paragraph-rsid="001480bb"/>
    </style:style>
    <style:style style:name="P14" style:family="paragraph" style:parent-style-name="Standard">
      <style:text-properties officeooo:rsid="00150fa6" officeooo:paragraph-rsid="00150fa6"/>
    </style:style>
    <style:style style:name="P15" style:family="paragraph" style:parent-style-name="Standard">
      <style:text-properties officeooo:rsid="001798dd" officeooo:paragraph-rsid="001798dd"/>
    </style:style>
    <style:style style:name="P16" style:family="paragraph" style:parent-style-name="Standard">
      <style:text-properties officeooo:rsid="0017c0dd" officeooo:paragraph-rsid="0017c0dd"/>
    </style:style>
    <style:style style:name="P17" style:family="paragraph">
      <style:paragraph-properties fo:text-align="center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  <style:paragraph-properties fo:text-align="center"/>
      <style:text-properties fo:font-size="12pt"/>
    </style:style>
    <style:style style:name="P21" style:family="paragraph">
      <loext:graphic-properties draw:fill="none" draw:fill-color="#ffffff"/>
    </style:style>
    <style:style style:name="T1" style:family="text">
      <style:text-properties officeooo:rsid="0010c3e2"/>
    </style:style>
    <style:style style:name="T2" style:family="text">
      <style:text-properties officeooo:rsid="00111182"/>
    </style:style>
    <style:style style:name="T3" style:family="text">
      <style:text-properties officeooo:rsid="0011df81"/>
    </style:style>
    <style:style style:name="T4" style:family="text">
      <style:text-properties officeooo:rsid="00130a9c"/>
    </style:style>
    <style:style style:name="T5" style:family="text">
      <style:text-properties officeooo:rsid="00150fa6"/>
    </style:style>
    <style:style style:name="T6" style:family="text">
      <style:text-properties officeooo:rsid="0015a788"/>
    </style:style>
    <style:style style:name="T7" style:family="text">
      <style:text-properties officeooo:rsid="001798d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super 58%"/>
    </style:style>
    <style:style style:name="T10" style:family="text">
      <style:text-properties officeooo:rsid="0017c0dd"/>
    </style:style>
    <style:style style:name="T11" style:family="text">
      <style:text-properties officeooo:rsid="00184851"/>
    </style:style>
    <style:style style:name="T12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374in" fo:min-width="0.137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181in" fo:min-width="0.118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181in" fo:min-width="0.118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1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598in" svg:stroke-color="#000000" draw:marker-start="Arrowheads_20_1" draw:marker-start-width="0.228in" draw:marker-end="Arrowheads_20_1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05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ormal Path</text:span> <text:span text:style-name="T2">Diagrams</text:span></text:p>
      <text:p text:style-name="P3">by Sven Nilsen, 2020</text:p>
      <text:p text:style-name="P2"/>
      <text:p text:style-name="P4">In this paper I present a diagram notation for normal paths based on <text:span text:style-name="T7">A</text:span>vatar <text:span text:style-name="T7">G</text:span>raphs.</text:p>
      <text:p text:style-name="P2"/>
      <text:p text:style-name="P2">A normal path<text:span text:style-name="T9"><text:reference-ref text:reference-format="text" text:ref-name="normal paths">[1]</text:reference-ref></text:span> <text:span text:style-name="T2">diagram</text:span> is an abstract representation of what a normal path means.</text:p>
      <text:p text:style-name="P2">It is based on the same diagram notation as for Avatar Graphs<text:span text:style-name="T9"><text:reference-ref text:reference-format="text" text:ref-name="avatar graphs">[2]</text:reference-ref></text:span>, <text:span text:style-name="T7">but </text:span>using the following rules <text:span text:style-name="T7">instead</text:span>:</text:p>
      <text:p text:style-name="P2"/>
      <text:list xml:id="list3827821416507455331" text:style-name="L1">
        <text:list-item>
          <text:p text:style-name="P6">Nodes are order from left to right, top to bottom</text:p>
        </text:list-item>
        <text:list-item>
          <text:p text:style-name="P5"><text:span text:style-name="T2">There is a black node at the top</text:span></text:p>
        </text:list-item>
        <text:list-item>
          <text:p text:style-name="P6">Edges connecting white nodes to a black node above form a <text:span text:style-name="T3">function</text:span> type<text:span text:style-name="T9"><text:reference-ref text:reference-format="text" text:ref-name="function type">[3]</text:reference-ref></text:span></text:p>
        </text:list-item>
        <text:list-item>
          <text:p text:style-name="P6">Edges connecting white nodes to a white node above form a <text:span text:style-name="T3">s</text:span>um type<text:span text:style-name="T9"><text:reference-ref text:reference-format="text" text:ref-name="tagged union">[4]</text:reference-ref></text:span></text:p>
        </text:list-item>
        <text:list-item>
          <text:p text:style-name="P12">Edges connecting black nodes to a white nodes above form a function family</text:p>
        </text:list-item>
        <text:list-item>
          <text:p text:style-name="P11">All edges are connecting two nodes at levels `n` and `n+1`, <text:span text:style-name="T5">no other edges are valid</text:span></text:p>
        </text:list-item>
      </text:list>
      <text:p text:style-name="P2"/>
      <text:p text:style-name="P10">The set of <text:span text:style-name="T10">valid </text:span>paths <text:span text:style-name="T10">from the top to the</text:span> bottom is an instance of a normal path.</text:p>
      <text:p text:style-name="P13">In the case the paths crosses black nodes <text:span text:style-name="T5">(a function family)</text:span>, one can ex<text:span text:style-name="T5">pand into white nodes.</text:span></text:p>
      <text:p text:style-name="P7"/>
      <text:p text:style-name="P8"><text:span text:style-name="T4">Some example</text:span>s:</text:p>
      <text:p text:style-name="P8"><draw:custom-shape text:anchor-type="paragraph" draw:z-index="59" draw:name="Shape1" draw:style-name="gr4" draw:text-style-name="P18" svg:width="0.1933in" svg:height="0.1933in" svg:x="1.239in" svg:y="0.1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1" draw:style-name="gr2" draw:text-style-name="P18" svg:width="0.1933in" svg:height="0.1933in" svg:x="4.352in" svg:y="0.18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line text:anchor-type="paragraph" draw:z-index="47" draw:name="Shape2" draw:style-name="gr1" draw:text-style-name="P17" svg:x1="1.3398in" svg:y1="0.522in" svg:x2="1.3398in" svg:y2="0.0701in"><text:p/></draw:line><draw:line text:anchor-type="paragraph" draw:z-index="52" draw:name="Shape2" draw:style-name="gr1" draw:text-style-name="P17" svg:x1="4.7173in" svg:y1="0.4457in" svg:x2="4.4311in" svg:y2="0.052in"><text:p/></draw:line><draw:line text:anchor-type="paragraph" draw:z-index="53" draw:name="Shape2" draw:style-name="gr1" draw:text-style-name="P17" svg:x1="4.1591in" svg:y1="0.4319in" svg:x2="4.4311in" svg:y2="0.0929in"><text:p/></draw:line></text:p>
      <text:p text:style-name="P8"><draw:frame text:anchor-type="paragraph" draw:z-index="63" draw:name="Shape3" draw:style-name="gr5" draw:text-style-name="P21" svg:width="0.3724in" svg:height="0.2862in" svg:x="1.5043in" svg:y="0.1189in"><draw:text-box><text:p>𝔹</text:p></draw:text-box></draw:frame><draw:custom-shape text:anchor-type="paragraph" draw:z-index="55" draw:name="Shape1" draw:style-name="gr3" draw:text-style-name="P19" svg:width="0.1933in" svg:height="0.1933in" svg:x="4.0661in" svg:y="0.1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1" draw:style-name="gr3" draw:text-style-name="P19" svg:width="0.1933in" svg:height="0.1933in" svg:x="4.6098in" svg:y="0.1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6" draw:name="Shape6" draw:style-name="gr8" draw:text-style-name="P21" svg:width="0.5803in" svg:height="0.2933in" svg:x="4.8827in" svg:y="0.1126in"><draw:text-box><text:p>𝔹 → 𝔹</text:p></draw:text-box></draw:frame></text:p>
      <text:p text:style-name="P8"><draw:custom-shape text:anchor-type="paragraph" draw:z-index="60" draw:name="Shape1" draw:style-name="gr3" draw:text-style-name="P19" svg:width="0.1933in" svg:height="0.1933in" svg:x="1.2465in" svg:y="0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Shape2" draw:style-name="gr1" draw:text-style-name="P17" svg:x1="1.3398in" svg:y1="0.139in" svg:x2="1.1398in" svg:y2="0.561in"><text:p/></draw:line><draw:line text:anchor-type="paragraph" draw:z-index="45" draw:name="Shape2" draw:style-name="gr1" draw:text-style-name="P17" svg:x1="1.3398in" svg:y1="0.139in" svg:x2="1.6051in" svg:y2="0.5465in"><text:p/></draw:line><draw:line text:anchor-type="paragraph" draw:z-index="48" draw:name="Shape2" draw:style-name="gr1" draw:text-style-name="P17" svg:x1="4.7173in" svg:y1="0.0626in" svg:x2="4.7173in" svg:y2="0.4846in"><text:p/></draw:line><draw:line text:anchor-type="paragraph" draw:z-index="49" draw:name="Shape2" draw:style-name="gr1" draw:text-style-name="P17" svg:x1="4.7173in" svg:y1="0.0626in" svg:x2="4.1591in" svg:y2="0.4846in"><text:p/></draw:line><draw:line text:anchor-type="paragraph" draw:z-index="50" draw:name="Shape2" draw:style-name="gr1" draw:text-style-name="P17" svg:x1="4.1591in" svg:y1="0.0484in" svg:x2="4.7244in" svg:y2="0.4846in"><text:p/></draw:line><draw:line text:anchor-type="paragraph" draw:z-index="51" draw:name="Shape2" draw:style-name="gr1" draw:text-style-name="P17" svg:x1="4.1591in" svg:y1="0.0484in" svg:x2="4.152in" svg:y2="0.4921in"><text:p/></draw:line></text:p>
      <text:p text:style-name="P8"/>
      <text:p text:style-name="P8"><draw:custom-shape text:anchor-type="paragraph" draw:z-index="61" draw:name="Shape1" draw:style-name="gr3" draw:text-style-name="P19" svg:width="0.1933in" svg:height="0.1933in" svg:x="1.0311in" svg:y="0.0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Shape1" draw:style-name="gr3" draw:text-style-name="P20" svg:width="0.1949in" svg:height="0.1949in" svg:x="1.5028in" svg:y="0.0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1" draw:style-name="gr3" draw:text-style-name="P19" svg:width="0.1933in" svg:height="0.1933in" svg:x="4.0661in" svg:y="0.01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1" draw:style-name="gr3" draw:text-style-name="P19" svg:width="0.1933in" svg:height="0.1933in" svg:x="4.6102in" svg:y="0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frame text:anchor-type="paragraph" draw:z-index="64" draw:name="Shape4" draw:style-name="gr6" draw:text-style-name="P21" svg:width="0.4724in" svg:height="0.2512in" svg:x="0.9965in" svg:y="0.1165in"><draw:text-box><text:p>false</text:p></draw:text-box></draw:frame><draw:frame text:anchor-type="paragraph" draw:z-index="65" draw:name="Shape5" draw:style-name="gr7" draw:text-style-name="P21" svg:width="0.3571in" svg:height="0.2177in" svg:x="1.498in" svg:y="0.1165in"><draw:text-box><text:p>true</text:p></draw:text-box></draw:frame><draw:frame text:anchor-type="paragraph" draw:z-index="67" draw:name="Shape4" draw:style-name="gr6" draw:text-style-name="P21" svg:width="0.4724in" svg:height="0.2512in" svg:x="3.9807in" svg:y="0.0736in"><draw:text-box><text:p>false</text:p></draw:text-box></draw:frame><draw:frame text:anchor-type="paragraph" draw:z-index="68" draw:name="Shape5" draw:style-name="gr7" draw:text-style-name="P21" svg:width="0.3571in" svg:height="0.2177in" svg:x="4.611in" svg:y="0.0736in"><draw:text-box><text:p>true</text:p></draw:text-box></draw:frame></text:p>
      <text:p text:style-name="P8"/>
      <text:p text:style-name="P9"/>
      <text:p text:style-name="P9"><draw:line text:anchor-type="paragraph" draw:z-index="43" draw:name="Shape2" draw:style-name="gr1" draw:text-style-name="P17" svg:x1="1.6047in" svg:y1="0.411in" svg:x2="1.3472in" svg:y2="0.1319in"><text:p/></draw:line><draw:line text:anchor-type="paragraph" draw:z-index="44" draw:name="Shape2" draw:style-name="gr1" draw:text-style-name="P17" svg:x1="1.111in" svg:y1="0.3965in" svg:x2="1.3472in" svg:y2="0.1319in"><text:p/></draw:line><draw:custom-shape text:anchor-type="paragraph" draw:z-index="69" draw:name="Shape1" draw:style-name="gr4" draw:text-style-name="P18" svg:width="0.1933in" svg:height="0.1933in" svg:x="1.2535in" svg:y="0.0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7" draw:name="Shape2" draw:style-name="gr1" draw:text-style-name="P17" svg:x1="1.6047in" svg:y1="0.411in" svg:x2="1.3472in" svg:y2="0.1319in"><text:p/></draw:line><draw:line text:anchor-type="paragraph" draw:z-index="98" draw:name="Shape2" draw:style-name="gr1" draw:text-style-name="P17" svg:x1="1.111in" svg:y1="0.3965in" svg:x2="1.3472in" svg:y2="0.1319in"><text:p/></draw:line><draw:custom-shape text:anchor-type="paragraph" draw:z-index="99" draw:name="Shape1" draw:style-name="gr4" draw:text-style-name="P18" svg:width="0.1933in" svg:height="0.1933in" svg:x="1.2535in" svg:y="0.0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3" draw:name="Shape2" draw:style-name="gr1" draw:text-style-name="P17" svg:x1="4.8047in" svg:y1="0.411in" svg:x2="4.5472in" svg:y2="0.1319in"><text:p/></draw:line><draw:line text:anchor-type="paragraph" draw:z-index="124" draw:name="Shape2" draw:style-name="gr1" draw:text-style-name="P17" svg:x1="4.311in" svg:y1="0.3965in" svg:x2="4.5472in" svg:y2="0.1319in"><text:p/></draw:line><draw:custom-shape text:anchor-type="paragraph" draw:z-index="125" draw:name="Shape1" draw:style-name="gr4" draw:text-style-name="P18" svg:width="0.1933in" svg:height="0.1933in" svg:x="4.4535in" svg:y="0.0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70" draw:name="Shape1" draw:style-name="gr3" draw:text-style-name="P19" svg:width="0.1933in" svg:height="0.1933in" svg:x="1.0173in" svg:y="0.1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Shape1" draw:style-name="gr3" draw:text-style-name="P19" svg:width="0.1933in" svg:height="0.1933in" svg:x="1.489in" svg:y="0.1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8" draw:name="Shape6" draw:style-name="gr8" draw:text-style-name="P21" svg:width="0.5803in" svg:height="0.2933in" svg:x="1.7984in" svg:y="0.0965in"><draw:text-box><text:p>𝔹 → 𝔹</text:p></draw:text-box></draw:frame><draw:custom-shape text:anchor-type="paragraph" draw:z-index="100" draw:name="Shape1" draw:style-name="gr3" draw:text-style-name="P19" svg:width="0.1933in" svg:height="0.1933in" svg:x="1.0173in" svg:y="0.1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Shape1" draw:style-name="gr3" draw:text-style-name="P19" svg:width="0.1933in" svg:height="0.1933in" svg:x="1.489in" svg:y="0.1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8" draw:name="Shape6" draw:style-name="gr8" draw:text-style-name="P21" svg:width="0.5803in" svg:height="0.2933in" svg:x="1.7984in" svg:y="0.0965in"><draw:text-box><text:p>𝔹 → 𝔹</text:p></draw:text-box></draw:frame><draw:custom-shape text:anchor-type="paragraph" draw:z-index="126" draw:name="Shape1" draw:style-name="gr3" draw:text-style-name="P19" svg:width="0.1933in" svg:height="0.1933in" svg:x="4.2173in" svg:y="0.1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Shape1" draw:style-name="gr3" draw:text-style-name="P19" svg:width="0.1933in" svg:height="0.1933in" svg:x="4.689in" svg:y="0.1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32" draw:name="Shape6" draw:style-name="gr8" draw:text-style-name="P21" svg:width="0.5803in" svg:height="0.2933in" svg:x="4.9984in" svg:y="0.0965in"><draw:text-box><text:p>𝔹 → 𝔹</text:p></draw:text-box></draw:frame></text:p>
      <text:p text:style-name="P9"><draw:line text:anchor-type="paragraph" draw:z-index="39" draw:name="Shape2" draw:style-name="gr1" draw:text-style-name="P17" svg:x1="1.5835in" svg:y1="0.0134in" svg:x2="1.1181in" svg:y2="0.3787in"><text:p/></draw:line><draw:line text:anchor-type="paragraph" draw:z-index="40" draw:name="Shape2" draw:style-name="gr1" draw:text-style-name="P17" svg:x1="1.5835in" svg:y1="0.0134in" svg:x2="1.5835in" svg:y2="0.3787in"><text:p/></draw:line><draw:line text:anchor-type="paragraph" draw:z-index="41" draw:name="Shape2" draw:style-name="gr1" draw:text-style-name="P17" svg:x1="1.111in" svg:y1="0.0134in" svg:x2="1.5831in" svg:y2="0.3787in"><text:p/></draw:line><draw:line text:anchor-type="paragraph" draw:z-index="42" draw:name="Shape2" draw:style-name="gr1" draw:text-style-name="P17" svg:x1="1.111in" svg:y1="0.0134in" svg:x2="1.1181in" svg:y2="0.3571in"><text:p/></draw:line><draw:line text:anchor-type="paragraph" draw:z-index="93" draw:name="Shape2" draw:style-name="gr1" draw:text-style-name="P17" svg:x1="1.5835in" svg:y1="0.0134in" svg:x2="1.1181in" svg:y2="0.3787in"><text:p/></draw:line><draw:line text:anchor-type="paragraph" draw:z-index="94" draw:name="Shape2" draw:style-name="gr1" draw:text-style-name="P17" svg:x1="1.5835in" svg:y1="0.0134in" svg:x2="1.5835in" svg:y2="0.3787in"><text:p/></draw:line><draw:line text:anchor-type="paragraph" draw:z-index="95" draw:name="Shape2" draw:style-name="gr1" draw:text-style-name="P17" svg:x1="1.111in" svg:y1="0.0134in" svg:x2="1.5831in" svg:y2="0.3787in"><text:p/></draw:line><draw:line text:anchor-type="paragraph" draw:z-index="96" draw:name="Shape2" draw:style-name="gr1" draw:text-style-name="P17" svg:x1="1.111in" svg:y1="0.0134in" svg:x2="1.1181in" svg:y2="0.3571in"><text:p/></draw:line><draw:line text:anchor-type="paragraph" draw:z-index="119" draw:name="Shape2" draw:style-name="gr1" draw:text-style-name="P17" svg:x1="4.7835in" svg:y1="0.0134in" svg:x2="4.3181in" svg:y2="0.3787in"><text:p/></draw:line><draw:line text:anchor-type="paragraph" draw:z-index="120" draw:name="Shape2" draw:style-name="gr1" draw:text-style-name="P17" svg:x1="4.7835in" svg:y1="0.0134in" svg:x2="4.7835in" svg:y2="0.3787in"><text:p/></draw:line><draw:line text:anchor-type="paragraph" draw:z-index="121" draw:name="Shape2" draw:style-name="gr1" draw:text-style-name="P17" svg:x1="4.311in" svg:y1="0.0134in" svg:x2="4.7831in" svg:y2="0.3787in"><text:p/></draw:line><draw:line text:anchor-type="paragraph" draw:z-index="122" draw:name="Shape2" draw:style-name="gr1" draw:text-style-name="P17" svg:x1="4.311in" svg:y1="0.0134in" svg:x2="4.3181in" svg:y2="0.3571in"><text:p/></draw:line></text:p>
      <text:p text:style-name="P9"><draw:line text:anchor-type="paragraph" draw:z-index="31" draw:name="Shape2" draw:style-name="gr1" draw:text-style-name="P17" svg:x1="1.8409in" svg:y1="0.4874in" svg:x2="1.5835in" svg:y2="0.1654in"><text:p/></draw:line><draw:line text:anchor-type="paragraph" draw:z-index="32" draw:name="Shape2" draw:style-name="gr1" draw:text-style-name="P17" svg:x1="1.5256in" svg:y1="0.5091in" svg:x2="1.5831in" svg:y2="0.1654in"><text:p/></draw:line><draw:line text:anchor-type="paragraph" draw:z-index="33" draw:name="Shape2" draw:style-name="gr1" draw:text-style-name="P17" svg:x1="1.2043in" svg:y1="0.5016in" svg:x2="1.5835in" svg:y2="0.1654in"><text:p/></draw:line><draw:line text:anchor-type="paragraph" draw:z-index="34" draw:name="Shape2" draw:style-name="gr1" draw:text-style-name="P17" svg:x1="0.8602in" svg:y1="0.5161in" svg:x2="1.5831in" svg:y2="0.1654in"><text:p/></draw:line><draw:line text:anchor-type="paragraph" draw:z-index="35" draw:name="Shape2" draw:style-name="gr1" draw:text-style-name="P17" svg:x1="1.8409in" svg:y1="0.4874in" svg:x2="1.1181in" svg:y2="0.1654in"><text:p/></draw:line><draw:line text:anchor-type="paragraph" draw:z-index="36" draw:name="Shape2" draw:style-name="gr1" draw:text-style-name="P17" svg:x1="1.5256in" svg:y1="0.5091in" svg:x2="1.1181in" svg:y2="0.1654in"><text:p/></draw:line><draw:line text:anchor-type="paragraph" draw:z-index="37" draw:name="Shape2" draw:style-name="gr1" draw:text-style-name="P17" svg:x1="1.2043in" svg:y1="0.5016in" svg:x2="1.1181in" svg:y2="0.1654in"><text:p/></draw:line><draw:line text:anchor-type="paragraph" draw:z-index="38" draw:name="Shape2" draw:style-name="gr1" draw:text-style-name="P17" svg:x1="0.8602in" svg:y1="0.5161in" svg:x2="1.1177in" svg:y2="0.1654in"><text:p/></draw:line><draw:custom-shape text:anchor-type="paragraph" draw:z-index="72" draw:name="Shape1" draw:style-name="gr3" draw:text-style-name="P19" svg:width="0.1933in" svg:height="0.1933in" svg:x="1.0244in" svg:y="0.0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Shape1" draw:style-name="gr3" draw:text-style-name="P19" svg:width="0.1933in" svg:height="0.1933in" svg:x="1.4681in" svg:y="0.0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9" draw:name="Shape4" draw:style-name="gr6" draw:text-style-name="P21" svg:width="0.4724in" svg:height="0.2512in" svg:x="0.639in" svg:y="0.0728in"><draw:text-box><text:p>false</text:p></draw:text-box></draw:frame><draw:frame text:anchor-type="paragraph" draw:z-index="80" draw:name="Shape5" draw:style-name="gr7" draw:text-style-name="P21" svg:width="0.3571in" svg:height="0.2177in" svg:x="1.7134in" svg:y="0.0693in"><draw:text-box><text:p>true</text:p></draw:text-box></draw:frame><draw:line text:anchor-type="paragraph" draw:z-index="85" draw:name="Shape2" draw:style-name="gr1" draw:text-style-name="P17" svg:x1="1.8409in" svg:y1="0.4874in" svg:x2="1.5835in" svg:y2="0.1654in"><text:p/></draw:line><draw:line text:anchor-type="paragraph" draw:z-index="86" draw:name="Shape2" draw:style-name="gr1" draw:text-style-name="P17" svg:x1="1.5256in" svg:y1="0.5091in" svg:x2="1.5831in" svg:y2="0.1654in"><text:p/></draw:line><draw:line text:anchor-type="paragraph" draw:z-index="87" draw:name="Shape2" draw:style-name="gr1" draw:text-style-name="P17" svg:x1="1.2043in" svg:y1="0.5016in" svg:x2="1.5835in" svg:y2="0.1654in"><text:p/></draw:line><draw:line text:anchor-type="paragraph" draw:z-index="88" draw:name="Shape2" draw:style-name="gr1" draw:text-style-name="P17" svg:x1="0.8602in" svg:y1="0.5161in" svg:x2="1.5831in" svg:y2="0.1654in"><text:p/></draw:line><draw:line text:anchor-type="paragraph" draw:z-index="89" draw:name="Shape2" draw:style-name="gr1" draw:text-style-name="P17" svg:x1="1.8409in" svg:y1="0.4874in" svg:x2="1.1181in" svg:y2="0.1654in"><text:p/></draw:line><draw:line text:anchor-type="paragraph" draw:z-index="90" draw:name="Shape2" draw:style-name="gr1" draw:text-style-name="P17" svg:x1="1.5256in" svg:y1="0.5091in" svg:x2="1.1181in" svg:y2="0.1654in"><text:p/></draw:line><draw:line text:anchor-type="paragraph" draw:z-index="91" draw:name="Shape2" draw:style-name="gr1" draw:text-style-name="P17" svg:x1="1.2043in" svg:y1="0.5016in" svg:x2="1.1181in" svg:y2="0.1654in"><text:p/></draw:line><draw:line text:anchor-type="paragraph" draw:z-index="92" draw:name="Shape2" draw:style-name="gr1" draw:text-style-name="P17" svg:x1="0.8602in" svg:y1="0.5161in" svg:x2="1.1177in" svg:y2="0.1654in"><text:p/></draw:line><draw:custom-shape text:anchor-type="paragraph" draw:z-index="102" draw:name="Shape1" draw:style-name="gr3" draw:text-style-name="P19" svg:width="0.1933in" svg:height="0.1933in" svg:x="1.0244in" svg:y="0.0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name="Shape1" draw:style-name="gr3" draw:text-style-name="P19" svg:width="0.1933in" svg:height="0.1933in" svg:x="1.4681in" svg:y="0.0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9" draw:name="Shape4" draw:style-name="gr6" draw:text-style-name="P21" svg:width="0.4724in" svg:height="0.2512in" svg:x="0.639in" svg:y="0.0728in"><draw:text-box><text:p>false</text:p></draw:text-box></draw:frame><draw:frame text:anchor-type="paragraph" draw:z-index="110" draw:name="Shape5" draw:style-name="gr7" draw:text-style-name="P21" svg:width="0.3571in" svg:height="0.2177in" svg:x="1.7134in" svg:y="0.0693in"><draw:text-box><text:p>true</text:p></draw:text-box></draw:frame><draw:line text:anchor-type="paragraph" draw:z-index="115" draw:name="Shape2" draw:style-name="gr1" draw:text-style-name="P17" svg:x1="4.7835in" svg:y1="0.5091in" svg:x2="4.7835in" svg:y2="0.1654in"><text:p/></draw:line><draw:line text:anchor-type="paragraph" draw:z-index="116" draw:name="Shape2" draw:style-name="gr1" draw:text-style-name="P17" svg:x1="4.3181in" svg:y1="0.5091in" svg:x2="4.7835in" svg:y2="0.1654in"><text:p/></draw:line><draw:line text:anchor-type="paragraph" draw:z-index="117" draw:name="Shape2" draw:style-name="gr1" draw:text-style-name="P17" svg:x1="4.7835in" svg:y1="0.5091in" svg:x2="4.3181in" svg:y2="0.1654in"><text:p/></draw:line><draw:line text:anchor-type="paragraph" draw:z-index="118" draw:name="Shape2" draw:style-name="gr1" draw:text-style-name="P17" svg:x1="4.3181in" svg:y1="0.5091in" svg:x2="4.3181in" svg:y2="0.1654in"><text:p/></draw:line><draw:custom-shape text:anchor-type="paragraph" draw:z-index="128" draw:name="Shape1" draw:style-name="gr3" draw:text-style-name="P19" svg:width="0.1933in" svg:height="0.1933in" svg:x="4.2244in" svg:y="0.0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name="Shape1" draw:style-name="gr3" draw:text-style-name="P19" svg:width="0.1933in" svg:height="0.1933in" svg:x="4.6681in" svg:y="0.0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33" draw:name="Shape4" draw:style-name="gr6" draw:text-style-name="P21" svg:width="0.4724in" svg:height="0.2512in" svg:x="3.839in" svg:y="0.0728in"><draw:text-box><text:p>false</text:p></draw:text-box></draw:frame><draw:frame text:anchor-type="paragraph" draw:z-index="134" draw:name="Shape5" draw:style-name="gr7" draw:text-style-name="P21" svg:width="0.3571in" svg:height="0.2177in" svg:x="4.9134in" svg:y="0.0693in"><draw:text-box><text:p>true</text:p></draw:text-box></draw:frame><draw:line text:anchor-type="paragraph" draw:z-index="137" draw:name="Shape7" draw:style-name="gr9" draw:text-style-name="P17" svg:x1="2.6138in" svg:y1="0.039in" svg:x2="3.4874in" svg:y2="0.0252in"><text:p/></draw:line></text:p>
      <text:p text:style-name="P9"><draw:custom-shape text:anchor-type="paragraph" draw:z-index="77" draw:name="Shape1" draw:style-name="gr3" draw:text-style-name="P19" svg:width="0.1933in" svg:height="0.1933in" svg:x="1.7472in" svg:y="0.1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1" draw:style-name="gr3" draw:text-style-name="P19" svg:width="0.1933in" svg:height="0.1933in" svg:x="1.7472in" svg:y="0.18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74" draw:name="Shape1" draw:style-name="gr3" draw:text-style-name="P19" svg:width="0.1933in" svg:height="0.1933in" svg:x="0.7665in" svg:y="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1" draw:style-name="gr3" draw:text-style-name="P19" svg:width="0.1933in" svg:height="0.1933in" svg:x="1.1102in" svg:y="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Shape1" draw:style-name="gr3" draw:text-style-name="P19" svg:width="0.1933in" svg:height="0.1933in" svg:x="1.411in" svg:y="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name="Shape1" draw:style-name="gr3" draw:text-style-name="P19" svg:width="0.1933in" svg:height="0.1933in" svg:x="0.7665in" svg:y="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name="Shape1" draw:style-name="gr3" draw:text-style-name="P19" svg:width="0.1933in" svg:height="0.1933in" svg:x="1.1102in" svg:y="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Shape1" draw:style-name="gr3" draw:text-style-name="P19" svg:width="0.1933in" svg:height="0.1933in" svg:x="1.411in" svg:y="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name="Shape1" draw:style-name="gr4" draw:text-style-name="P18" svg:width="0.1933in" svg:height="0.1933in" svg:x="4.211in" svg:y="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name="Shape1" draw:style-name="gr4" draw:text-style-name="P18" svg:width="0.1933in" svg:height="0.1933in" svg:x="4.6689in" svg:y="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5" draw:name="Shape6" draw:style-name="gr8" draw:text-style-name="P21" svg:width="0.5803in" svg:height="0.2933in" svg:x="4.9984in" svg:y="0.0055in"><draw:text-box><text:p>𝔹 → 𝔹</text:p></draw:text-box></draw:frame></text:p>
      <text:p text:style-name="P9"><draw:frame text:anchor-type="paragraph" draw:z-index="81" draw:name="Shape4" draw:style-name="gr6" draw:text-style-name="P21" svg:width="0.4724in" svg:height="0.2512in" svg:x="0.6535in" svg:y="0.0846in"><draw:text-box><text:p>false<text:span text:style-name="T12">1</text:span></text:p></draw:text-box></draw:frame><draw:frame text:anchor-type="paragraph" draw:z-index="82" draw:name="Shape4" draw:style-name="gr6" draw:text-style-name="P21" svg:width="0.2858in" svg:height="0.2512in" svg:x="1.1256in" svg:y="0.0846in"><draw:text-box><text:p>not</text:p></draw:text-box></draw:frame><draw:frame text:anchor-type="paragraph" draw:z-index="83" draw:name="Shape4" draw:style-name="gr6" draw:text-style-name="P21" svg:width="0.2067in" svg:height="0.2512in" svg:x="1.4701in" svg:y="0.0772in"><draw:text-box><text:p>id</text:p></draw:text-box></draw:frame><draw:frame text:anchor-type="paragraph" draw:z-index="84" draw:name="Shape4" draw:style-name="gr6" draw:text-style-name="P21" svg:width="0.4362in" svg:height="0.2512in" svg:x="1.7484in" svg:y="0.0772in"><draw:text-box><text:p>true<text:span text:style-name="T12">1</text:span></text:p></draw:text-box></draw:frame><draw:frame text:anchor-type="paragraph" draw:z-index="111" draw:name="Shape4" draw:style-name="gr6" draw:text-style-name="P21" svg:width="0.4724in" svg:height="0.2512in" svg:x="0.6535in" svg:y="0.0846in"><draw:text-box><text:p>false<text:span text:style-name="T12">1</text:span></text:p></draw:text-box></draw:frame><draw:frame text:anchor-type="paragraph" draw:z-index="112" draw:name="Shape4" draw:style-name="gr6" draw:text-style-name="P21" svg:width="0.2858in" svg:height="0.2512in" svg:x="1.1256in" svg:y="0.0846in"><draw:text-box><text:p>not</text:p></draw:text-box></draw:frame><draw:frame text:anchor-type="paragraph" draw:z-index="113" draw:name="Shape4" draw:style-name="gr6" draw:text-style-name="P21" svg:width="0.2067in" svg:height="0.2512in" svg:x="1.4701in" svg:y="0.0772in"><draw:text-box><text:p>id</text:p></draw:text-box></draw:frame><draw:frame text:anchor-type="paragraph" draw:z-index="114" draw:name="Shape4" draw:style-name="gr6" draw:text-style-name="P21" svg:width="0.4362in" svg:height="0.2512in" svg:x="1.7484in" svg:y="0.0772in"><draw:text-box><text:p>true<text:span text:style-name="T12">1</text:span></text:p></draw:text-box></draw:frame><draw:frame text:anchor-type="paragraph" draw:z-index="135" draw:name="Shape4" draw:style-name="gr6" draw:text-style-name="P21" svg:width="0.4724in" svg:height="0.2512in" svg:x="4.1528in" svg:y="0.0555in"><draw:text-box><text:p>false</text:p></draw:text-box></draw:frame><draw:frame text:anchor-type="paragraph" draw:z-index="136" draw:name="Shape5" draw:style-name="gr7" draw:text-style-name="P21" svg:width="0.3571in" svg:height="0.2177in" svg:x="4.6252in" svg:y="0.0555in"><draw:text-box><text:p>true</text:p></draw:text-box></draw:frame></text:p>
      <text:p text:style-name="P9"/>
      <text:p text:style-name="P9"/>
      <text:p text:style-name="P14">A function family is a compact way of representing all possible <text:span text:style-name="T6">functions of a type. Instead of listing every function in the family, one simply uses a black node for every possible output.</text:span></text:p>
      <text:p text:style-name="P14"/>
      <text:p text:style-name="P14"><draw:line text:anchor-type="paragraph" draw:z-index="10" draw:name="Shape2" draw:style-name="gr1" draw:text-style-name="P17" svg:x1="2.1193in" svg:y1="0.6587in" svg:x2="1.8047in" svg:y2="0.1071in"><text:p/></draw:line><draw:line text:anchor-type="paragraph" draw:z-index="11" draw:name="Shape2" draw:style-name="gr1" draw:text-style-name="P17" svg:x1="2.1193in" svg:y1="0.3937in" svg:x2="1.8047in" svg:y2="0.1071in"><text:p/></draw:line><draw:line text:anchor-type="paragraph" draw:z-index="16" draw:name="Shape2" draw:style-name="gr1" draw:text-style-name="P17" svg:x1="1.461in" svg:y1="0.1071in" svg:x2="1.8047in" svg:y2="0.4146in"><text:p/></draw:line><draw:line text:anchor-type="paragraph" draw:z-index="18" draw:name="Shape2" draw:style-name="gr1" draw:text-style-name="P17" svg:x1="1.4752in" svg:y1="0.4146in" svg:x2="1.8051in" svg:y2="0.1071in"><text:p/></draw:line><draw:line text:anchor-type="paragraph" draw:z-index="19" draw:name="Shape2" draw:style-name="gr1" draw:text-style-name="P17" svg:x1="1.461in" svg:y1="0.1071in" svg:x2="1.8047in" svg:y2="0.1071in"><text:p/></draw:line><draw:line text:anchor-type="paragraph" draw:z-index="25" draw:name="Shape2" draw:style-name="gr1" draw:text-style-name="P17" svg:x1="1.461in" svg:y1="0.1071in" svg:x2="1.0673in" svg:y2="0.5724in"><text:p/></draw:line><draw:line text:anchor-type="paragraph" draw:z-index="26" draw:name="Shape2" draw:style-name="gr1" draw:text-style-name="P17" svg:x1="1.4748in" svg:y1="0.4146in" svg:x2="1.0819in" svg:y2="0.1783in"><text:p/></draw:line><draw:line text:anchor-type="paragraph" draw:z-index="27" draw:name="Shape2" draw:style-name="gr1" draw:text-style-name="P17" svg:x1="1.461in" svg:y1="0.1071in" svg:x2="1.0819in" svg:y2="0.1787in"><text:p/></draw:line><draw:line text:anchor-type="paragraph" draw:z-index="30" draw:name="Shape2" draw:style-name="gr1" draw:text-style-name="P17" svg:x1="0.6882in" svg:y1="0.4713in" svg:x2="1.0819in" svg:y2="0.1783in"><text:p/></draw:line><draw:custom-shape text:anchor-type="paragraph" draw:z-index="139" draw:name="Shape1" draw:style-name="gr3" draw:text-style-name="P19" svg:width="0.1933in" svg:height="0.1933in" svg:x="0.9811in" svg:y="0.0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1" draw:style-name="gr3" draw:text-style-name="P19" svg:width="0.1933in" svg:height="0.1933in" svg:x="1.3819in" svg:y="0.0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" draw:name="Shape1" draw:style-name="gr4" draw:text-style-name="P18" svg:width="0.1933in" svg:height="0.1933in" svg:x="1.7043in" svg:y="0.03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4" draw:name="Shape8" draw:style-name="gr10" draw:text-style-name="P21" svg:width="3.6803in" svg:height="1.0594in" svg:x="2.95in" svg:y="0.0291in"><draw:text-box><text:p>One can also draw the diagram sideways. Here there is a binary function where the second argument is a union type of the first argument and the output. There are two function families isomorphic to booleans which elements are isomorphic to the family `𝔹 → 𝔹`.</text:p></draw:text-box></draw:frame></text:p>
      <text:p text:style-name="P14"><draw:line text:anchor-type="paragraph" draw:z-index="0" draw:name="Shape2" draw:style-name="gr1" draw:text-style-name="P17" svg:x1="2.1193in" svg:y1="0.4669in" svg:x2="2.413in" svg:y2="0.1807in"><text:p/></draw:line><draw:line text:anchor-type="paragraph" draw:z-index="3" draw:name="Shape2" draw:style-name="gr1" draw:text-style-name="P17" svg:x1="2.1193in" svg:y1="0.2024in" svg:x2="2.4346in" svg:y2="0.1807in"><text:p/></draw:line><draw:custom-shape text:anchor-type="paragraph" draw:z-index="143" draw:name="Shape1" draw:style-name="gr3" draw:text-style-name="P19" svg:width="0.1933in" svg:height="0.1933in" svg:x="1.3744in" svg:y="0.10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name="Shape1" draw:style-name="gr4" draw:text-style-name="P18" svg:width="0.1933in" svg:height="0.1933in" svg:x="1.7043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name="Shape1" draw:style-name="gr3" draw:text-style-name="P19" svg:width="0.1933in" svg:height="0.1933in" svg:x="2.0189in" svg:y="0.0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" draw:name="Shape1" draw:style-name="gr3" draw:text-style-name="P19" svg:width="0.1933in" svg:height="0.1933in" svg:x="2.3264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line text:anchor-type="paragraph" draw:z-index="2" draw:name="Shape2" draw:style-name="gr1" draw:text-style-name="P17" svg:x1="2.1193in" svg:y1="0.0102in" svg:x2="2.413in" svg:y2="0.2823in"><text:p/></draw:line><draw:line text:anchor-type="paragraph" draw:z-index="4" draw:name="Shape2" draw:style-name="gr1" draw:text-style-name="P17" svg:x1="2.1193in" svg:y1="0.0102in" svg:x2="1.7902in" svg:y2="0.5677in"><text:p/></draw:line><draw:line text:anchor-type="paragraph" draw:z-index="5" draw:name="Shape2" draw:style-name="gr1" draw:text-style-name="P17" svg:x1="2.1193in" svg:y1="0.0102in" svg:x2="1.8047in" svg:y2="0.3031in"><text:p/></draw:line><draw:line text:anchor-type="paragraph" draw:z-index="8" draw:name="Shape2" draw:style-name="gr1" draw:text-style-name="P17" svg:x1="2.1193in" svg:y1="0.2748in" svg:x2="1.8047in" svg:y2="0.0311in"><text:p/></draw:line><draw:line text:anchor-type="paragraph" draw:z-index="9" draw:name="Shape2" draw:style-name="gr1" draw:text-style-name="P17" svg:x1="2.1193in" svg:y1="0.0102in" svg:x2="1.8047in" svg:y2="0.0311in"><text:p/></draw:line><draw:line text:anchor-type="paragraph" draw:z-index="17" draw:name="Shape2" draw:style-name="gr1" draw:text-style-name="P17" svg:x1="1.4752in" svg:y1="0.0311in" svg:x2="1.8051in" svg:y2="0.0311in"><text:p/></draw:line><draw:line text:anchor-type="paragraph" draw:z-index="22" draw:name="Shape2" draw:style-name="gr1" draw:text-style-name="P17" svg:x1="1.461in" svg:y1="0.5681in" svg:x2="1.0673in" svg:y2="0.189in"><text:p/></draw:line><draw:line text:anchor-type="paragraph" draw:z-index="23" draw:name="Shape2" draw:style-name="gr1" draw:text-style-name="P17" svg:x1="1.4681in" svg:y1="0.3035in" svg:x2="1.0673in" svg:y2="0.189in"><text:p/></draw:line><draw:line text:anchor-type="paragraph" draw:z-index="24" draw:name="Shape2" draw:style-name="gr1" draw:text-style-name="P17" svg:x1="1.461in" svg:y1="0.0311in" svg:x2="1.0673in" svg:y2="0.1886in"><text:p/></draw:line><draw:line text:anchor-type="paragraph" draw:z-index="28" draw:name="Shape2" draw:style-name="gr1" draw:text-style-name="P17" svg:x1="0.6882in" svg:y1="0.0882in" svg:x2="1.0673in" svg:y2="0.5181in"><text:p/></draw:line><draw:line text:anchor-type="paragraph" draw:z-index="29" draw:name="Shape2" draw:style-name="gr1" draw:text-style-name="P17" svg:x1="0.6882in" svg:y1="0.0882in" svg:x2="1.0673in" svg:y2="0.189in"><text:p/></draw:line><draw:custom-shape text:anchor-type="paragraph" draw:z-index="138" draw:name="Shape1" draw:style-name="gr4" draw:text-style-name="P18" svg:width="0.1933in" svg:height="0.1933in" svg:x="0.5874in" svg:y="0.0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" draw:name="Shape1" draw:style-name="gr3" draw:text-style-name="P19" svg:width="0.1933in" svg:height="0.1933in" svg:x="0.9811in" svg:y="0.0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name="Shape1" draw:style-name="gr3" draw:text-style-name="P19" svg:width="0.1933in" svg:height="0.1933in" svg:x="1.3744in" svg:y="0.1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name="Shape1" draw:style-name="gr3" draw:text-style-name="P19" svg:width="0.1933in" svg:height="0.1933in" svg:x="2.0181in" svg:y="0.1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name="Shape1" draw:style-name="gr3" draw:text-style-name="P19" svg:width="0.1933in" svg:height="0.1933in" svg:x="2.3189in" svg:y="0.1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line text:anchor-type="paragraph" draw:z-index="1" draw:name="Shape2" draw:style-name="gr1" draw:text-style-name="P17" svg:x1="2.1193in" svg:y1="0.0835in" svg:x2="2.413in" svg:y2="0.0909in"><text:p/></draw:line><draw:line text:anchor-type="paragraph" draw:z-index="6" draw:name="Shape2" draw:style-name="gr1" draw:text-style-name="P17" svg:x1="2.1193in" svg:y1="0.0835in" svg:x2="1.7902in" svg:y2="0.3764in"><text:p/></draw:line><draw:line text:anchor-type="paragraph" draw:z-index="7" draw:name="Shape2" draw:style-name="gr1" draw:text-style-name="P17" svg:x1="2.1193in" svg:y1="0.0835in" svg:x2="1.8047in" svg:y2="0.1118in"><text:p/></draw:line><draw:line text:anchor-type="paragraph" draw:z-index="13" draw:name="Shape2" draw:style-name="gr1" draw:text-style-name="P17" svg:x1="1.4681in" svg:y1="0.1118in" svg:x2="1.7902in" svg:y2="0.3764in"><text:p/></draw:line><draw:line text:anchor-type="paragraph" draw:z-index="14" draw:name="Shape2" draw:style-name="gr1" draw:text-style-name="P17" svg:x1="1.461in" svg:y1="0.3764in" svg:x2="1.7902in" svg:y2="0.1118in"><text:p/></draw:line><draw:line text:anchor-type="paragraph" draw:z-index="15" draw:name="Shape2" draw:style-name="gr1" draw:text-style-name="P17" svg:x1="1.4681in" svg:y1="0.1118in" svg:x2="1.7902in" svg:y2="0.1118in"><text:p/></draw:line><draw:line text:anchor-type="paragraph" draw:z-index="21" draw:name="Shape2" draw:style-name="gr1" draw:text-style-name="P17" svg:x1="1.461in" svg:y1="0.1118in" svg:x2="1.0673in" svg:y2="0.3264in"><text:p/></draw:line><draw:custom-shape text:anchor-type="paragraph" draw:z-index="151" draw:name="Shape1" draw:style-name="gr4" draw:text-style-name="P18" svg:width="0.1933in" svg:height="0.1933in" svg:x="1.7043in" svg:y="0.0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line text:anchor-type="paragraph" draw:z-index="12" draw:name="Shape2" draw:style-name="gr1" draw:text-style-name="P17" svg:x1="1.461in" svg:y1="0.1846in" svg:x2="1.7902in" svg:y2="0.1846in"><text:p/></draw:line><draw:line text:anchor-type="paragraph" draw:z-index="20" draw:name="Shape2" draw:style-name="gr1" draw:text-style-name="P17" svg:x1="1.461in" svg:y1="0.1846in" svg:x2="1.0673in" svg:y2="0.1346in"><text:p/></draw:line><draw:custom-shape text:anchor-type="paragraph" draw:z-index="141" draw:name="Shape1" draw:style-name="gr3" draw:text-style-name="P19" svg:width="0.1933in" svg:height="0.1933in" svg:x="0.9811in" svg:y="0.0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name="Shape1" draw:style-name="gr3" draw:text-style-name="P19" svg:width="0.1933in" svg:height="0.1933in" svg:x="1.3744in" svg:y="0.0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name="Shape1" draw:style-name="gr4" draw:text-style-name="P18" svg:width="0.1933in" svg:height="0.1933in" svg:x="1.7043in" svg:y="0.0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h text:style-name="P1" text:outline-level="3">References:</text:h>
      <text:p text:style-name="P15"/>
      <text:p text:style-name="P15"><text:reference-mark-start text:name="normal paths"/>[1]<text:reference-mark-end text:name="normal paths"/><text:tab/>“Normal Paths”</text:p>
      <text:p text:style-name="P15"><text:tab/>Sven Nilsen, 2019</text:p>
      <text:p text:style-name="P15"><text:tab/><text:a xlink:type="simple" xlink:href="https://github.com/advancedresearch/path_semantics/blob/master/papers-wip/normal-paths.pdf" text:style-name="Internet_20_link" text:visited-style-name="Visited_20_Internet_20_Link"><text:span text:style-name="T8">https://github.com/advancedresearch/path_semantics/blob/master/papers-wip/normal-paths.pdf</text:span></text:a></text:p>
      <text:p text:style-name="P15"/>
      <text:p text:style-name="P15"><text:reference-mark-start text:name="avatar graphs"/>[2]<text:reference-mark-end text:name="avatar graphs"/><text:tab/>“Avatar Graphs”</text:p>
      <text:p text:style-name="P15"><text:tab/>Sven Nilsen, 2020</text:p>
      <text:p text:style-name="P15"><text:tab/><text:a xlink:type="simple" xlink:href="https://github.com/advancedresearch/path_semantics/blob/master/papers-wip/avatar-graphs.pdf" text:style-name="Internet_20_link" text:visited-style-name="Visited_20_Internet_20_Link"><text:span text:style-name="T8">https://github.com/advancedresearch/path_semantics/blob/master/papers-wip/avatar-graphs.pdf</text:span></text:a></text:p>
      <text:p text:style-name="P15"/>
      <text:p text:style-name="P16"><text:reference-mark-start text:name="function type"/>[3]<text:reference-mark-end text:name="function type"/><text:tab/>“Function type”</text:p>
      <text:p text:style-name="P16"><text:tab/>Wikipedia</text:p>
      <text:p text:style-name="P16"><text:tab/><text:a xlink:type="simple" xlink:href="https://en.wikipedia.org/wiki/Function_type" text:style-name="Internet_20_link" text:visited-style-name="Visited_20_Internet_20_Link"><text:span text:style-name="T8">https://en.wikipedia.org/wiki/Function_type</text:span></text:a></text:p>
      <text:p text:style-name="P16"/>
      <text:p text:style-name="P16"><text:reference-mark-start text:name="tagged union"/>[4]<text:reference-mark-end text:name="tagged union"/><text:tab/>“Tagged union”</text:p>
      <text:p text:style-name="P16"><text:tab/>Wikipedia</text:p>
      <text:p text:style-name="P16"><text:tab/><text:a xlink:type="simple" xlink:href="https://en.wikipedia.org/wiki/Tagged_union" text:style-name="Internet_20_link" text:visited-style-name="Visited_20_Internet_20_Link"><text:span text:style-name="T8">https://en.wikipedia.org/wiki/Tagged_union</text:span>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1:43:48.784002000</meta:creation-date>
    <dc:date>2020-09-09T13:41:13.494245000</dc:date>
    <meta:editing-duration>PT1M44S</meta:editing-duration>
    <meta:editing-cycles>1</meta:editing-cycles>
    <meta:document-statistic meta:table-count="0" meta:image-count="0" meta:object-count="0" meta:page-count="2" meta:paragraph-count="28" meta:word-count="228" meta:character-count="1489" meta:non-whitespace-character-count="1287"/>
    <meta:generator>LibreOffice/5.1.2.2$MacOSX_X86_64 LibreOffice_project/d3bf12ecb743fc0d20e0be0c58ca359301eb705f</meta:generator>
  </office:meta>
</office:document-meta>
</file>